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6.001cm"/>
    </style:style>
    <style:style style:name="pr3" style:family="presentation" style:parent-style-name="Glossy-outline1">
      <style:graphic-properties draw:fill-color="#ffffff" draw:auto-grow-height="true" fo:min-height="7.62cm"/>
    </style:style>
    <style:style style:name="pr4" style:family="presentation" style:parent-style-name="Glossy-notes">
      <style:graphic-properties draw:fill-color="#ffffff" draw:auto-grow-height="true" fo:min-height="13.365cm"/>
    </style:style>
    <style:style style:name="pr5" style:family="presentation" style:parent-style-name="Glossy-title">
      <style:graphic-properties draw:auto-grow-height="true" fo:min-height="3.507cm"/>
    </style:style>
    <style:style style:name="pr6" style:family="presentation" style:parent-style-name="Glossy-outline1">
      <style:graphic-properties draw:stroke="none" draw:fill="none" draw:auto-grow-height="true" fo:min-height="16.51cm"/>
    </style:style>
    <style:style style:name="pr7" style:family="presentation" style:parent-style-name="Glossy-notes">
      <style:graphic-properties draw:fill-color="#ffffff" fo:min-height="13.114cm"/>
    </style:style>
    <style:style style:name="pr8" style:family="presentation" style:parent-style-name="Glossy-title">
      <style:graphic-properties fo:min-height="3.256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outline1">
      <style:graphic-properties fo:min-height="15.875cm"/>
    </style:style>
    <style:style style:name="pr11" style:family="presentation" style:parent-style-name="Glossy-outline1">
      <style:graphic-properties draw:auto-grow-height="true" fo:min-height="3.341cm"/>
    </style:style>
    <style:style style:name="pr12" style:family="presentation" style:parent-style-name="Glossy-outline1" style:list-style-name="L3">
      <style:graphic-properties fo:min-height="9.5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 presentation:user-transformed="true">
          <draw:text-box>
            <text:p>cl-mongo : interfacing lisp and mongodb</text:p>
          </draw:text-box>
        </draw:frame>
        <draw:frame presentation:style-name="pr2" draw:text-style-name="P2" draw:layer="layout" svg:width="25.199cm" svg:height="6.001cm" svg:x="1.471cm" svg:y="4.159cm" presentation:class="outline" presentation:user-transformed="true">
          <draw:text-box>
            <text:list text:style-name="L2">
              <text:list-item>
                <text:p>Project to see how well lisp works as a development environment.</text:p>
              </text:list-item>
              <text:list-item>
                <text:p>Needed an inter-operable persistence solution.</text:p>
              </text:list-item>
            </text:list>
          </draw:text-box>
        </draw:frame>
        <draw:frame presentation:style-name="pr3" draw:text-style-name="P2" draw:layer="layout" svg:width="25.199cm" svg:height="7.62cm" svg:x="1.27cm" svg:y="9.525cm" presentation:class="outline" presentation:user-transformed="true">
          <draw:text-box>
            <text:p/>
          </draw:text-box>
        </draw:frame>
        <anim:par presentation:node-type="timing-root">
          <anim:par smil:begin="id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2" draw:id="id2">
        <office:forms form:automatic-focus="false" form:apply-design-mode="false"/>
        <draw:frame presentation:style-name="pr5" draw:layer="layout" svg:width="25.199cm" svg:height="3.507cm" svg:x="1.301cm" svg:y="0.001cm" presentation:class="title">
          <draw:text-box>
            <text:p>LISP in one slide</text:p>
          </draw:text-box>
        </draw:frame>
        <draw:frame presentation:style-name="pr6" draw:layer="layout" svg:width="26.035cm" svg:height="17.161cm" svg:x="1.27cm" svg:y="3.81cm" presentation:class="outline" presentation:user-transformed="true">
          <draw:text-box>
            <text:list text:style-name="L2">
              <text:list-item>
                <text:p>Functions are first-class objects</text:p>
              </text:list-item>
              <text:list-item>
                <text:p>Functional Programming supported</text:p>
              </text:list-item>
              <text:list-item>
                <text:p>Dynamic Programming Language</text:p>
              </text:list-item>
              <text:list-item>
                <text:p><text:span text:style-name="T1">REPL</text:span> : read-eval-print loop</text:p>
              </text:list-item>
              <text:list-item>
                <text:p>Evaluator can be programmed using <text:span text:style-name="T1">macros.</text:span></text:p>
              </text:list-item>
              <text:list-item>
                <text:p><text:span text:style-name="T1">S-expression</text:span> : (&lt;function&gt; arg1 arg2 …)</text:p>
                <text:p>e.g. (list 1 2 3) =&gt; (1 2 3) </text:p>
                <text:p><text:s text:c="5"/>(reduce (lambda (x y) (+ x y)) </text:p>
                <text:p><text:s text:c="14"/>(mapcar (lambda (x) (* 2 x) (list 1 2 3)))</text:p>
                <text:p><text:s text:c="2"/>=&gt; 12 </text:p>
              </text:list-item>
            </text:list>
          </draw:text-box>
        </draw:frame>
        <anim:par presentation:node-type="timing-root">
          <anim:par smil:begin="id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cl-mongo : design </text:p>
          </draw:text-box>
        </draw:frame>
        <draw:frame presentation:style-name="pr9" draw:layer="layout" svg:width="25.199cm" svg:height="16.661cm" svg:x="1.234cm" svg:y="3.715cm" presentation:class="outline" presentation:user-transformed="true">
          <draw:text-box>
            <text:list text:style-name="L2">
              <text:list-item>
                <text:p>Stay as close as possible to the javascript syntax </text:p>
                <text:p>db.use ”test” → (db.use ”test”)</text:p>
                <text:p/>
              </text:list-item>
              <text:list-item>
                <text:p>Key-value pairs : </text:p>
                <text:p>{ ”field” : 2 } → (kv ”field” 2); ($ ”field” 2)</text:p>
                <text:p>{ <text:s/>”value” : { ”first” : 100 } } → </text:p>
                <text:p><text:s text:c="20"/>($ ”name” ($ ”first” 100))</text:p>
                <text:p/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cl-mongo : design</text:p>
          </draw:text-box>
        </draw:frame>
        <draw:frame presentation:style-name="pr9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>Enhance syntax only to increase readibility</text:p>
                <text:p/>
                <text:p>db.test.find({ ”field” : { ”$gt” : 45}} →</text:p>
                <text:p><text:s text:c="3"/>(db.find ”test” (&gt; ”field” 45))</text:p>
                <text:p/>
                <text:p>db.test.find( { a : { $mod : [10 , 1] } }) → </text:p>
                <text:p><text:s text:c="2"/>(db.find ”test” ($mod ”a” (10 1) )</text:p>
                <text:p><text:s text:c="2"/></text:p>
                <text:p><text:s text:c="3"/>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8" draw:layer="layout" svg:width="25.199cm" svg:height="3.256cm" svg:x="1.301cm" svg:y="0.126cm" presentation:class="title" presentation:user-transformed="true">
          <draw:text-box>
            <text:p><text:s/>Connect, Insert and Find</text:p>
          </draw:text-box>
        </draw:frame>
        <draw:frame presentation:style-name="pr10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>(db.use ”test”)</text:p>
              </text:list-item>
              <text:list-item>
                <text:p>(db.insert ”foo” (kv ”hello” ”world”) )</text:p>
              </text:list-item>
              <text:list-item>
                <text:p>(pp (iter (db.find ”foo” :all)))</text:p>
                <text:p><text:s text:c="11"/>pp <text:s/>: pretty-printer</text:p>
                <text:p><text:s text:c="11"/>iter : iterator </text:p>
              </text:list-item>
              <text:list-item>
                <text:p>(db.find ”foo” :all :selector ”k”)</text:p>
              </text:list-item>
              <text:list-item>
                <text:p>(db.find ”foo” :all :selector (”k” ”l”))</text:p>
              </text:list-item>
              <text:list-item>
                <text:p>(db.find ”foo” ($in ”k” (60 67))) <text:s/></text:p>
              </text:list-item>
            </text:list>
          </draw:text-box>
        </draw:frame>
        <anim:par presentation:node-type="timing-root">
          <anim:par smil:begin="id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1" draw:id="id6">
        <office:forms form:automatic-focus="false" form:apply-design-mode="false"/>
        <draw:frame presentation:style-name="pr5" draw:layer="layout" svg:width="25.199cm" svg:height="3.507cm" svg:x="1.301cm" svg:y="0.001cm" presentation:class="title">
          <draw:text-box>
            <text:p>document</text:p>
          </draw:text-box>
        </draw:frame>
        <draw:frame draw:name="Object 1" draw:style-name="gr2" draw:layer="layout" svg:width="25.905cm" svg:height="15.875cm" svg:x="1.4cm" svg:y="3.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1" draw:id="id7">
        <office:forms form:automatic-focus="false" form:apply-design-mode="false"/>
        <draw:frame presentation:style-name="pr5" draw:layer="layout" svg:width="25.199cm" svg:height="3.507cm" svg:x="1.301cm" svg:y="0.001cm" presentation:class="title" presentation:user-transformed="true">
          <draw:text-box>
            <text:p>Advanced Queries</text:p>
          </draw:text-box>
        </draw:frame>
        <draw:frame draw:name="Object 2" draw:style-name="gr2" draw:layer="layout" svg:width="25.919cm" svg:height="16.51cm" svg:x="0.635cm" svg:y="3.8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8">
        <office:forms form:automatic-focus="false" form:apply-design-mode="false"/>
        <draw:frame presentation:style-name="pr5" draw:layer="layout" svg:width="25.199cm" svg:height="3.507cm" svg:x="1.301cm" svg:y="0.001cm" presentation:class="title">
          <draw:text-box>
            <text:p>Javascript : client-sid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(defjs …) macro : client side javascript</text:p>
              </text:list-item>
              <text:list-item>
                <text:p>(defun echo (x) x ) → (echo 3) → 3</text:p>
                <text:p><text:s text:c="6"/>(echo x) is a regular lisp function.</text:p>
              </text:list-item>
              <text:list-item>
                <text:p>(defjs echo (x) (return x) ) → (echo 3) → 3.0d0 </text:p>
                <text:p><text:s text:c="7"/>(echo x) executes the parsed </text:p>
                <text:p><text:s text:c="22"/>S-expression on the server.</text:p>
              </text:list-item>
              <text:list-item>
                <text:p>Uses parenscript to translate lisp to javascript</text:p>
              </text:list-item>
            </text:list>
          </draw:text-box>
        </draw:frame>
        <anim:par presentation:node-type="timing-root">
          <anim:par smil:begin="id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 draw:id="id9">
        <office:forms form:automatic-focus="false" form:apply-design-mode="false"/>
        <draw:frame presentation:style-name="pr5" draw:layer="layout" svg:width="25.199cm" svg:height="3.507cm" svg:x="1.301cm" svg:y="0.001cm" presentation:class="title">
          <draw:text-box>
            <text:p>Javascript : server - side</text:p>
          </draw:text-box>
        </draw:frame>
        <draw:frame presentation:style-name="pr11" draw:layer="layout" svg:width="24cm" svg:height="3.341cm" svg:x="1.4cm" svg:y="4.914cm" presentation:class="outline" presentation:user-transformed="true">
          <draw:text-box>
            <text:list text:style-name="L2">
              <text:list-item>
                <text:p>(defsrvjs …) macro</text:p>
              </text:list-item>
              <text:list-item>
                <text:p>(defsrvjs echo (x) (return x)) </text:p>
              </text:list-item>
            </text:list>
          </draw:text-box>
        </draw:frame>
        <draw:frame presentation:style-name="pr12" draw:layer="layout" svg:width="21.191cm" svg:height="9.504cm" svg:x="4.209cm" svg:y="8.911cm" presentation:class="outline" presentation:user-transformed="true">
          <draw:text-box>
            <text:list text:style-name="L3">
              <text:list-item>
                <text:p><text:s/>Create a lisp function referencing the javascript expression.</text:p>
              </text:list-item>
              <text:list-item>
                <text:p><text:s/>Store javascript on the server first time the function is called.</text:p>
              </text:list-item>
              <text:list-item>
                <text:p><text:s/>Calling (echo 4) will call out to the server using db.eval.</text:p>
              </text:list-item>
            </text:list>
          </draw:text-box>
        </draw:frame>
        <anim:par presentation:node-type="timing-root">
          <anim:par smil:begin="id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1" draw:id="id10">
        <office:forms form:automatic-focus="false" form:apply-design-mode="false"/>
        <draw:frame presentation:style-name="pr5" draw:layer="layout" svg:width="25.199cm" svg:height="3.507cm" svg:x="1.301cm" svg:y="0.001cm" presentation:class="title">
          <draw:text-box>
            <text:p>map-reduce</text:p>
          </draw:text-box>
        </draw:frame>
        <draw:frame draw:name="Object 4" draw:style-name="gr2" draw:layer="layout" svg:width="25.185cm" svg:height="13.855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Conclusion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cl-mongo is fairly full featured :</text:p>
              </text:list-item>
              <text:list-item>
                <text:p>Missing : - GridFS </text:p>
                <text:p><text:s text:c="15"/>- some bson serializers</text:p>
                <text:p><text:s text:c="15"/>- ....</text:p>
              </text:list-item>
              <text:list-item>
                <text:p>http://github.com/fons/cl-mongo/</text:p>
              </text:list-item>
            </text:list>
          </draw:text-box>
        </draw:frame>
        <anim:par presentation:node-type="timing-root">
          <anim:par smil:begin="id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6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Unix OpenOffice.org_project/310m19$Build-9420</meta:generator>
    <meta:creation-date>2010-05-17T14:35:45</meta:creation-date>
    <dc:language>fi-FI</dc:language>
    <meta:editing-cycles>71</meta:editing-cycles>
    <meta:editing-duration>PT18H37M34S</meta:editing-duration>
    <meta:initial-creator>fons </meta:initial-creator>
    <dc:date>2010-05-20T14:52:14</dc:date>
    <dc:creator>fons 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background-color="#ffff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fo:background-color="#ffff00" style:font-weight-asian="bold" style:font-weight-complex="bold"/>
    </style:style>
    <style:style style:name="T8" style:family="text">
      <style:text-properties fo:background-color="#ffff00"/>
    </style:style>
    <style:style style:name="T9" style:family="text">
      <style:text-properties fo:font-size="32pt" style:font-size-asian="28pt" style:font-size-complex="32pt"/>
    </style:style>
    <style:style style:name="T10" style:family="text">
      <style:text-properties fo:font-size="28pt" style:font-size-asian="24.5pt" style:font-size-complex="28pt"/>
    </style:style>
    <style:style style:name="T11" style:family="text">
      <style:text-properties fo:font-size="24pt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defun send-doc-in-doc-in-doc (collection)</text:p>
      <text:p text:style-name="P1"><text:s text:c="2"/>(with-mongo-connection (:host "localhost" :port *mongo-default-port* :db "test" )</text:p>
      <text:p text:style-name="P1"><text:tab/><text:tab/><text:tab/> (let ((doc (<text:span text:style-name="T5">make-document</text:span>)))</text:p>
      <text:p text:style-name="P1"><text:tab/><text:tab/><text:tab/> <text:s text:c="2"/>(<text:span text:style-name="T7">add-element</text:span><text:span text:style-name="T8"> "date-time" (</text:span><text:span text:style-name="T3">date-time</text:span><text:span text:style-name="T8"> 12 34 16 5 4 2010) doc)</text:span></text:p>
      <text:p text:style-name="P1"><text:tab/><text:tab/><text:tab/> <text:s text:c="2"/>(add-element "string" "hello world generated by test-document" doc)</text:p>
      <text:p text:style-name="P1"><text:tab/><text:tab/><text:tab/> <text:s text:c="2"/>(add-element "number89" 89 doc)</text:p>
      <text:p text:style-name="P1"><text:tab/><text:tab/><text:tab/> <text:s text:c="2"/>(add-element "numberbig" 89988787777887 doc)</text:p>
      <text:p text:style-name="P1"><text:tab/><text:tab/><text:tab/> <text:s text:c="2"/>(add-element "float 89.67" 89.67 doc)</text:p>
      <text:p text:style-name="P1"><text:tab/><text:tab/><text:tab/> <text:s text:c="2"/>(add-element "list-1" (list 1 2 3 4) doc)</text:p>
      <text:p text:style-name="P1"><text:tab/><text:tab/><text:tab/> <text:s text:c="2"/>(add-element "list-2" (list 1 (list "inside" 3 4 "list" ) "the end") doc)</text:p>
      <text:p text:style-name="P1"><text:tab/><text:tab/><text:tab/> <text:s text:c="2"/>(let ((doc2 (make-document)))</text:p>
      <text:p text:style-name="P1"><text:tab/><text:tab/><text:tab/> <text:s text:c="4"/>(add-element "key-1" "doc in doc !!" doc2)</text:p>
      <text:p text:style-name="P1"><text:tab/><text:tab/><text:tab/> <text:s text:c="4"/>(add-element "key-2" 56.89 doc2)</text:p>
      <text:p text:style-name="P1"><text:tab/><text:tab/><text:tab/> <text:s text:c="4"/>(let ((doc3 (make-document)))</text:p>
      <text:p text:style-name="P1"><text:tab/><text:tab/><text:tab/> <text:s text:c="6"/>(<text:span text:style-name="T5">add-element "array" (list (list (list "inside a nested list!!"))) doc3)</text:span></text:p>
      <text:p text:style-name="P1"><text:tab/><text:tab/><text:tab/> <text:s text:c="6"/>(add-element "key56" 56 doc3)</text:p>
      <text:p text:style-name="P1"><text:tab/><text:tab/><text:tab/> <text:s text:c="6"/>(add-element "doc3" doc3 doc2)</text:p>
      <text:p text:style-name="P1"><text:tab/><text:tab/><text:tab/> <text:s text:c="6"/>(add-element "doc2" doc2 doc)</text:p>
      <text:p text:style-name="P1"><text:tab/><text:tab/><text:tab/> <text:s text:c="6"/>(db.insert collection doc ))))))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T1" style:family="text">
      <style:text-properties fo:background-color="#ffff00"/>
    </style:style>
    <style:style style:name="T2" style:family="text">
      <style:text-properties fo:font-size="24pt" fo:background-color="#ffff00" style:font-size-asian="24pt" style:font-size-complex="24pt"/>
    </style:style>
    <style:style style:name="T3" style:family="text">
      <style:text-properties fo:font-size="24pt" fo:font-weight="bold" fo:background-color="#ffff00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fo:font-weight="normal" fo:background-color="#ffff0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with-mongo-connection (:host "localhost" :port *mongo-default-port* :db "test" ) </text:p>
      <text:p text:style-name="P1"><text:s text:c="2"/>(labels ((test-server (arg)</text:p>
      <text:p text:style-name="P1"><text:tab/> <text:s text:c="4"/>(let* ((ret (<text:span text:style-name="T1">docs (iter (</text:span><text:span text:style-name="T6">db.find collection arg </text:span><text:span text:style-name="T5">:limit 0 :selector ($+ "k") )</text:span><text:span text:style-name="T1">)))</text:span></text:p>
      <text:p text:style-name="P1"><text:tab/><text:tab/> <text:s text:c="3"/>(lst <text:s/>(mapcar (lambda (d) (get-element "k" d)) ret)))</text:p>
      <text:p text:style-name="P1"><text:tab/> <text:s text:c="6"/>lst)))</text:p>
      <text:p text:style-name="P1"><text:s text:c="4"/>(let* <text:s/>((all (test-server :all)) </text:p>
      <text:p text:style-name="P1"><text:tab/> <text:s text:c="3"/>(all-size (length all))</text:p>
      <text:p text:style-name="P1"><text:tab/> <text:s text:c="3"/>(lst (test-filter (lambda (x) (not (eql nil x))) all))</text:p>
      <text:p text:style-name="P1"><text:tab/> <text:s text:c="3"/>(not-k-count (- all-size (length lst))))</text:p>
      <text:p text:style-name="P1"/>
      <text:p text:style-name="P1"><text:s text:c="6"/>(run-test "testing $all "</text:p>
      <text:p text:style-name="P1"><text:tab/><text:tab/>not-k-count </text:p>
      <text:p text:style-name="P1"><text:tab/><text:tab/>(length<text:span text:style-name="T2"> (docs (iter (db.find collection (</text:span><text:span text:style-name="T3">$all "list-1" (1 2 (* 1 3) 4 ))</text:span><text:span text:style-name="T2"> :limit 0)))))</text:span></text:p>
      <text:p text:style-name="P1"><text:tab/><text:tab/></text:p>
      <text:p text:style-name="P1"><text:s text:c="6"/>(run-test "testing $all and value in array "</text:p>
      <text:p text:style-name="P1"><text:tab/><text:tab/>(length (docs (iter (db.find collection (kv <text:s text:c="2"/>"list-2" (* 2 3) ) :limit 0))))</text:p>
      <text:p text:style-name="P1"><text:tab/><text:tab/>(length (docs (iter (db.find collection ($all "list-2" ( (* 2 3) ) ) :limit 0)))))</text:p>
      <text:p text:style-name="P1"/>
      <text:p text:style-name="P1"><text:s text:c="6"/>(run-test "testing $in and value in array "</text:p>
      <text:p text:style-name="P1"><text:tab/><text:tab/>(length (docs (iter (db.find collection (kv "list-2" (* 2 3) ) :limit 0))))</text:p>
      <text:p text:style-name="P1"><text:tab/><text:tab/>(length <text:span text:style-name="T1">(docs (iter (db.find collection (</text:span><text:span text:style-name="T5">$in "list-2" ( (* 2 3) ) )</text:span><text:span text:style-name="T1"> :limit 0)))))</text:span></text:p>
      <text:p text:style-name="P1"/>
      <text:p text:style-name="P1"><text:s text:c="6"/>(run-test "testing $where count &lt; -12 "</text:p>
      <text:p text:style-name="P1"><text:tab/><text:tab/>(length (docs (iter (db.find collection<text:span text:style-name="T5"> ($&lt; "count" -12 )</text:span> :limit 0))))</text:p>
      <text:p text:style-name="P1"><text:tab/><text:tab/>(length (docs (iter (db.find collection<text:span text:style-name="T5"> ($where "this.count &lt; -12" )</text:span> :limit 0)))))</text:p>
      <text:p text:style-name="P1"><text:s text:c="6"/></text:p>
      <text:p text:style-name="P1"><text:s text:c="6"/></text:p>
      <text:p text:style-name="P1"><text:s text:c="4"/>))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2pt" fo:background-color="#ffff00" style:font-size-asian="22pt" style:font-size-complex="22pt"/>
    </style:style>
    <style:style style:name="P3" style:family="paragraph" style:parent-style-name="Standard">
      <style:text-properties fo:font-size="22pt" fo:background-color="#00ffff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T1" style:family="text">
      <style:text-properties fo:background-color="#ffff00"/>
    </style:style>
    <style:style style:name="T2" style:family="text">
      <style:text-properties fo:background-color="#00ffff"/>
    </style:style>
    <style:style style:name="T3" style:family="text">
      <style:text-properties fo:background-color="#e6ff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e6ff00" style:font-weight-asian="bold" style:font-weight-complex="bold"/>
    </style:style>
    <style:style style:name="T6" style:family="text">
      <style:text-properties fo:font-weight="bold" fo:background-color="#ff8080" style:font-weight-asian="bold" style:font-weight-complex="bold"/>
    </style:style>
    <style:style style:name="T7" style:family="text">
      <style:text-properties fo:background-color="#ff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with-mongo-connection (:host "localhost" :port *mongo-default-port* :db "test" ) </text:p>
      <text:p text:style-name="P1"><text:s text:c="3"/><text:span text:style-name="T1"><text:s/>(defjs map_keys()</text:span></text:p>
      <text:p text:style-name="P2"><text:s text:c="6"/>(emit this.name 9))</text:p>
      <text:p text:style-name="P2"/>
      <text:p text:style-name="P1"><text:s text:c="4"/><text:span text:style-name="T2">(defjs sumreduce(k vals)</text:span></text:p>
      <text:p text:style-name="P3"><text:s text:c="6"/>(let ((sum 0))</text:p>
      <text:p text:style-name="P3"><text:tab/>(dolist (c vals)</text:p>
      <text:p text:style-name="P3"><text:tab/> <text:s/>(incf sum c))</text:p>
      <text:p text:style-name="P3"><text:tab/>(return sum)))</text:p>
      <text:p text:style-name="P1"><text:s text:c="4"/></text:p>
      <text:p text:style-name="P1"><text:s text:c="4"/>(run-test-equal "sum the value associated with key 'name'"</text:p>
      <text:p text:style-name="P1"><text:tab/><text:tab/> <text:s text:c="3"/>(force-double-float (* size 9))</text:p>
      <text:p text:style-name="P1"><text:tab/><text:tab/> <text:s text:c="3"/>(get-element "value" (car (docs (mr.p </text:p>
      <text:p text:style-name="P1"><text:tab/><text:tab/><text:tab/><text:tab/><text:tab/><text:tab/> <text:s/><text:span text:style-name="T3"><text:s/></text:span><text:span text:style-name="T7"><text:s text:c="2"/>(</text:span><text:span text:style-name="T6">$map-reduce </text:span><text:span text:style-name="T7">collection </text:span><text:span text:style-name="T1">map_keys</text:span><text:span text:style-name="T3"> </text:span><text:span text:style-name="T2">sumreduce</text:span><text:span text:style-name="T3">)))))))</text:span></text:p>
      <text:p text:style-name="P1"/>
      <text:p text:style-name="P1"><text:s text:c="2"/>(with-mongo-connection (:host "localhost" :port *mongo-default-port* :db "test" ) </text:p>
      <text:p text:style-name="P1"><text:s text:c="4"/>(defjs map_keys()</text:p>
      <text:p text:style-name="P1"><text:s text:c="6"/>(emit this.k 9))</text:p>
      <text:p text:style-name="P1"/>
      <text:p text:style-name="P1"><text:s text:c="4"/>(defjs sumreduce(k vals)</text:p>
      <text:p text:style-name="P1"><text:tab/>(return 1))</text:p>
      <text:p text:style-name="P1"><text:s text:c="4"/></text:p>
      <text:p text:style-name="P1"><text:s text:c="4"/>(run-test-equal "emit value associated with key k"</text:p>
      <text:p text:style-name="P1"><text:tab/><text:tab/> <text:s text:c="3"/>size</text:p>
      <text:p text:style-name="P1"><text:tab/><text:tab/> <text:s text:c="3"/>(length (docs (mr.p ($map-reduce collection map_keys sumreduce <text:span text:style-name="T4">:keeptemp t</text:span>))))))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